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7bef" officeooo:paragraph-rsid="00087bef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7bef" officeooo:paragraph-rsid="00087bef" style:font-size-asian="16pt" style:font-weight-asian="bold" style:font-size-complex="16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87bef" officeooo:paragraph-rsid="00091b9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91b9d" officeooo:paragraph-rsid="00091b9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a4ca6" officeooo:paragraph-rsid="000a4ca6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c513b" officeooo:paragraph-rsid="000c513b"/>
    </style:style>
    <style:style style:name="T1" style:family="text">
      <style:text-properties officeooo:rsid="00091b9d"/>
    </style:style>
    <style:style style:name="T2" style:family="text">
      <style:text-properties officeooo:rsid="000a4ca6"/>
    </style:style>
    <style:style style:name="T3" style:family="text">
      <style:text-properties officeooo:rsid="000ac722"/>
    </style:style>
    <style:style style:name="T4" style:family="text">
      <style:text-properties officeooo:rsid="000da5fd"/>
    </style:style>
    <style:style style:name="T5" style:family="text">
      <style:text-properties officeooo:rsid="0010165a"/>
    </style:style>
    <style:style style:name="T6" style:family="text">
      <style:text-properties officeooo:rsid="001090ec"/>
    </style:style>
    <style:style style:name="T7" style:family="text">
      <style:text-properties officeooo:rsid="00123cd4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span text:style-name="T7">9.2</text:span></text:p>
      <text:p text:style-name="P1"/>
      <text:list xml:id="list5632840658690612240" text:style-name="L1">
        <text:list-item>
          <text:p text:style-name="P3">There are a total of <text:span text:style-name="T7">4 </text:span>tasks in this assignment. They are listed as <text:span text:style-name="T5">1</text:span> to <text:span text:style-name="T7">4</text:span>. So, correspon<text:span text:style-name="T1">d</text:span>ing to each task, <text:span text:style-name="T7">1</text:span> source file <text:span text:style-name="T7">is</text:span> created (task_<text:span text:style-name="T6">1</text:span>.pig, task_<text:span text:style-name="T6">2</text:span>.pig amd so on) <text:span text:style-name="T4">inside the “sources” directory</text:span></text:p>
        </text:list-item>
        <text:list-item>
          <text:p text:style-name="P4">Each file was executed using the command “pig -x local task_&lt;x&gt;.pig” from within the sources directory. <text:span text:style-name="T2">For example, for task 1, the command was pig -x local task_1.pig</text:span></text:p>
        </text:list-item>
        <text:list-item>
          <text:p text:style-name="P5">For each task <text:span text:style-name="T3">there is a sub-directory inside the “output” directory as task_&lt;x&gt;. For example for task 1, there is a subdirectory called “task_1” inside the “output” directory</text:span></text:p>
        </text:list-item>
        <text:list-item>
          <text:p text:style-name="P6">Explanatory comments are added in the corresponding .pig file itsel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6:32:19.643039825</meta:creation-date>
    <dc:date>2017-08-30T23:16:18.824555970</dc:date>
    <meta:editing-duration>PT11M3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08" meta:character-count="627" meta:non-whitespace-character-count="528"/>
  </office:meta>
</office:document-meta>
</file>